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528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cc0000" draw:textarea-vertical-align="middle" draw:auto-grow-height="false" fo:min-height="0.749cm" fo:min-width="0.499cm"/>
    </style:style>
    <style:style style:name="gr5" style:family="graphic" style:parent-style-name="standard">
      <style:graphic-properties draw:fill="solid" draw:fill-color="#ffd320" draw:textarea-vertical-align="middle" draw:auto-grow-height="false" fo:min-height="0.749cm" fo:min-width="0.499cm"/>
    </style:style>
    <style:style style:name="gr6" style:family="graphic" style:parent-style-name="standard">
      <style:graphic-properties draw:fill="solid" draw:fill-color="#ff420e" draw:textarea-vertical-align="middle" draw:auto-grow-height="false" fo:min-height="0.749cm" fo:min-width="0.499cm"/>
    </style:style>
    <style:style style:name="gr7" style:family="graphic" style:parent-style-name="standard">
      <style:graphic-properties draw:fill="solid" draw:fill-color="#ff3333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175cm" svg:height="2.384cm" svg:x="1.635cm" svg:y="2.016cm">
          <draw:text-box>
            <text:p>Chain Reaction</text:p>
            <text:p/>
          </draw:text-box>
        </draw:frame>
        <draw:custom-shape draw:style-name="gr2" draw:text-style-name="P1" draw:layer="layout" svg:width="4.318cm" svg:height="4.445cm" svg:x="1.762cm" svg:y="3.794cm">
          <text:p text:style-name="P1">Soda Ca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207cm" svg:y1="5.953cm" svg:x2="10.398cm" svg:y2="6.461cm">
          <text:p/>
        </draw:line>
        <draw:custom-shape draw:style-name="gr2" draw:text-style-name="P1" draw:layer="layout" svg:width="4.826cm" svg:height="2.921cm" svg:x="15.351cm" svg:y="12.049cm">
          <text:p text:style-name="P1">Cooling pip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4.462cm" svg:y1="6.715cm" svg:x2="17.637cm" svg:y2="11.795cm">
          <text:p/>
        </draw:line>
        <draw:custom-shape draw:style-name="gr2" draw:text-style-name="P1" draw:layer="layout" svg:width="4.191cm" svg:height="3.302cm" svg:x="10.398cm" svg:y="5.064cm">
          <text:p text:style-name="P1">Air duc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15.224cm" svg:y1="13.446cm" svg:x2="11.033cm" svg:y2="13.573cm">
          <text:p/>
        </draw:line>
        <draw:custom-shape draw:style-name="gr2" draw:text-style-name="P1" draw:layer="layout" svg:width="4.826cm" svg:height="3.937cm" svg:x="5.826cm" svg:y="11.795cm">
          <text:p text:style-name="P1">Elevator Cylind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6.334cm" svg:y1="15.351cm" svg:x2="3.921cm" svg:y2="18.907cm">
          <text:p/>
        </draw:line>
        <draw:custom-shape draw:style-name="gr2" draw:text-style-name="P1" draw:layer="layout" svg:width="4.953cm" svg:height="4.318cm" svg:x="1.635cm" svg:y="19.415cm">
          <text:p text:style-name="P1">Faulty Stabiliz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3" draw:text-style-name="P1" draw:layer="layout" svg:x1="7.223cm" svg:y1="21.447cm" svg:x2="12.557cm" svg:y2="21.32cm">
          <text:p/>
        </draw:line>
        <draw:custom-shape draw:style-name="gr2" draw:text-style-name="P1" draw:layer="layout" svg:width="7.62cm" svg:height="6.223cm" svg:x="12.303cm" svg:y="18.145cm">
          <text:p text:style-name="P1">Engine cataclysmic</text:p>
          <text:p text:style-name="P1"><text:s/>failur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4.318cm" svg:height="3.175cm" svg:x="12.049cm" svg:y="16.74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5" draw:text-style-name="P1" draw:layer="layout" svg:width="2.032cm" svg:height="2.286cm" svg:x="16.748cm" svg:y="17.63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6" draw:text-style-name="P1" draw:layer="layout" svg:width="2.667cm" svg:height="2.794cm" svg:x="13.446cm" svg:y="22.20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7" draw:text-style-name="P1" draw:layer="layout" svg:width="2.159cm" svg:height="1.905cm" svg:x="16.367cm" svg:y="22.20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14T23:27:01.611232319</meta:creation-date>
    <dc:date>2015-06-15T01:38:36.695371621</dc:date>
    <meta:editing-duration>PT2H1M20S</meta:editing-duration>
    <meta:editing-cycles>2</meta:editing-cycles>
    <meta:generator>LibreOffice/4.2.8.2$Linux_X86_64 LibreOffice_project/420$Build-2</meta:generator>
    <meta:document-statistic meta:object-count="16"/>
  </office:meta>
</office:document-meta>
</file>